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60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number-style style:name="N162P0" style:volatile="true">
      <number:text>¥</number:text>
      <number:number number:decimal-places="0" number:min-decimal-places="0" number:min-integer-digits="1" number:grouping="true"/>
    </number:number-style>
    <number:number-style style:name="N162">
      <number:text>-¥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text>¥</number:text>
      <number:number number:decimal-places="0" number:min-decimal-places="0" number:min-integer-digits="1" number:grouping="true"/>
    </number:number-style>
    <number:number-style style:name="N16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¥</number:text>
      <number:number number:decimal-places="2" number:min-decimal-places="2" number:min-integer-digits="1" number:grouping="true"/>
    </number:number-style>
    <number:number-style style:name="N164">
      <number:text>-¥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P0" style:volatile="true">
      <number:text>¥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65P0"/>
    </number:number-style>
    <number:currency-style style:name="N166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¥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0" number:min-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74P0"/>
    </number:number-style>
    <number:number-style style:name="N175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00/00/00</text:date>, <text:time style:data-style-name="N2" text:time-value="15:39:49.02588895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4-10T15:42:29.866916250</dc:date>
    <meta:editing-duration>PT6H9M19S</meta:editing-duration>
    <meta:editing-cycles>73</meta:editing-cycles>
    <meta:generator>LibreOffice/7.1.1.2$Linux_X86_64 LibreOffice_project/fe0b08f4af1bacafe4c7ecc87ce55bb426164676</meta:generator>
    <meta:document-statistic meta:table-count="1" meta:cell-count="1245" meta:object-count="0"/>
  </office:meta>
</office:document-meta>
</file>